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stroke="none" svg:stroke-color="#000000" draw:fill="none" draw:fill-color="#ffffff" fo:min-height="1.205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00" draw:fill="none" draw:fill-color="#ffffff" fo:min-height="1.046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52cm" svg:height="9.958cm" svg:x="2.367cm" svg:y="14.9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198cm" svg:height="4.38cm" svg:x="2.367cm" svg:y="1.7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47cm" svg:height="8.2cm" svg:x="2.368cm" svg:y="6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57cm" svg:height="1.826cm" svg:x="2.897cm" svg:y="3.758cm">
          <text:p text:style-name="P2"><text:span text:style-name="T1">Eclipse </text:span><text:span text:style-name="T1"><text:line-break/></text:span><text:span text:style-name="T1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66cm" svg:height="1.826cm" svg:x="2.998cm" svg:y="12.305cm">
          <text:p text:style-name="P2"><text:span text:style-name="T1">TestNG </text:span></text:p>
          <text:p text:style-name="P2"><text:span text:style-name="T1">Conver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65cm" svg:height="1.826cm" svg:x="8.094cm" svg:y="12.304cm">
          <text:p text:style-name="P2"><text:span text:style-name="T1">XML </text:span></text:p>
          <text:p text:style-name="P2"><text:span text:style-name="T1">Par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38cm" svg:height="1.827cm" svg:x="3.057cm" svg:y="10.093cm">
          <text:p text:style-name="P2"><text:span text:style-name="T1">XML </text:span></text:p>
          <text:p text:style-name="P2"><text:span text:style-name="T1">Conver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37cm" svg:height="1.827cm" svg:x="8.122cm" svg:y="10.093cm">
          <text:p text:style-name="P2"><text:span text:style-name="T1">JUnit </text:span></text:p>
          <text:p text:style-name="P2"><text:span text:style-name="T1">Conver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6cm" svg:height="1.826cm" svg:x="3.085cm" svg:y="7.882cm">
          <text:p text:style-name="P2"><text:span text:style-name="T1">TestCaseGeneratorInterf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55cm" svg:height="1.826cm" svg:x="6.38cm" svg:y="3.757cm"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57cm" svg:height="1.826cm" svg:x="9.862cm" svg:y="3.758cm">
          <text:p text:style-name="P2"><text:span text:style-name="T1">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094cm" svg:height="1.454cm" svg:x="2.367cm" svg:y="25.2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6cm" svg:height="1.763cm" svg:x="3.066cm" svg:y="16.221cm">
          <text:p text:style-name="P2"><text:span text:style-name="T1">CoreInterf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66cm" svg:height="1.763cm" svg:x="3.065cm" svg:y="20.529cm">
          <text:p text:style-name="P2"><text:span text:style-name="T1">Model Gene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66cm" svg:height="1.763cm" svg:x="3.064cm" svg:y="22.647cm">
          <text:p text:style-name="P2"><text:span text:style-name="T1">KeYInterf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2.599cm" svg:height="1.455cm" svg:x="5.056cm" svg:y="25.401cm">
          <draw:text-box>
            <text:p text:style-name="P3"><text:span text:style-name="T2">KeY Core + Symbolic Debugger</text:span></text:p>
          </draw:text-box>
        </draw:frame>
        <draw:frame draw:style-name="gr5" draw:text-style-name="P3" draw:layer="layout" svg:width="4.554cm" svg:height="1.524cm" svg:x="2.405cm" svg:y="6.478cm">
          <draw:text-box>
            <text:p text:style-name="P3"><text:span text:style-name="T2">Backend</text:span></text:p>
          </draw:text-box>
        </draw:frame>
        <draw:frame draw:style-name="gr6" draw:text-style-name="P3" draw:layer="layout" svg:width="5.442cm" svg:height="1.296cm" svg:x="2.408cm" svg:y="1.906cm">
          <draw:text-box>
            <text:p text:style-name="P3"><text:span text:style-name="T2">Frontend</text:span></text:p>
          </draw:text-box>
        </draw:frame>
        <draw:frame draw:style-name="gr7" draw:text-style-name="P3" draw:layer="layout" svg:width="4.103cm" svg:height="1.139cm" svg:x="2.387cm" svg:y="14.987cm">
          <draw:text-box>
            <text:p text:style-name="P3"><text:span text:style-name="T2">Core</text:span></text:p>
          </draw:text-box>
        </draw:frame>
        <draw:custom-shape draw:style-name="gr1" draw:text-style-name="P1" draw:layer="layout" svg:width="5.512cm" svg:height="23.15cm" svg:x="13.949cm" svg:y="1.79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207cm" svg:height="1.987cm" svg:x="14.073cm" svg:y="1.933cm">
          <draw:text-box>
            <text:p text:style-name="P4"><text:span text:style-name="T2">Tools and Utilities</text:span></text:p>
          </draw:text-box>
        </draw:frame>
        <draw:custom-shape draw:style-name="gr2" draw:text-style-name="P2" draw:layer="layout" svg:width="9.66cm" svg:height="1.763cm" svg:x="3.064cm" svg:y="18.346cm">
          <text:p text:style-name="P2"><text:span text:style-name="T1">Code Coverage Process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65cm" svg:height="1.827cm" svg:x="14.361cm" svg:y="16.189cm">
          <text:p text:style-name="P2"><text:span text:style-name="T1">Term-Parser </text:span><text:span text:style-name="T1"><text:line-break/></text:span><text:span text:style-name="T1">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65cm" svg:height="1.826cm" svg:x="14.36cm" svg:y="18.314cm">
          <text:p text:style-name="P2"><text:span text:style-name="T1">Transformer</text:span><text:span text:style-name="T1"><text:line-break/></text:span><text:span text:style-name="T1">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65cm" svg:height="1.827cm" svg:x="14.359cm" svg:y="20.497cm">
          <text:p text:style-name="P2"><text:span text:style-name="T1">Benchmarking</text:span><text:span text:style-name="T1"><text:line-break/></text:span><text:span text:style-name="T1">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65cm" svg:height="1.826cm" svg:x="14.358cm" svg:y="22.616cm">
          <text:p text:style-name="P2"><text:span text:style-name="T1">O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r Svanefalk</meta:initial-creator>
    <meta:creation-date>2013-02-25T17:14:19</meta:creation-date>
    <dc:date>2013-02-25T20:07:13</dc:date>
    <dc:creator>Christopher Svanefalk</dc:creator>
    <meta:editing-duration>PT1H50M6S</meta:editing-duration>
    <meta:editing-cycles>16</meta:editing-cycles>
    <meta:generator>LibreOffice/3.5$Linux_X86_64 LibreOffice_project/350m1$Build-2</meta:generator>
    <meta:document-statistic meta:object-count="26"/>
  </office:meta>
</office:document-meta>
</file>